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4bdb4" officeooo:paragraph-rsid="0014bdb4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4bdb4" officeooo:paragraph-rsid="0014bdb4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BernieBucks Crowd-sale: Terms and Conditio</text:span>n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2:44:52.278234331</meta:creation-date>
    <dc:date>2017-07-24T12:49:18.804207123</dc:date>
    <meta:editing-duration>PT4M26S</meta:editing-duration>
    <meta:editing-cycles>1</meta:editing-cycles>
    <meta:document-statistic meta:table-count="0" meta:image-count="0" meta:object-count="0" meta:page-count="1" meta:paragraph-count="1" meta:word-count="5" meta:character-count="44" meta:non-whitespace-character-count="40"/>
    <meta:generator>LibreOffice/5.3.1.2$Linux_X86_64 LibreOffice_project/30m0$Build-2</meta:generator>
  </office:meta>
</office:document-meta>
</file>